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7708" officeooo:paragraph-rsid="001177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167582" officeooo:paragraph-rsid="0016758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a76b3" officeooo:paragraph-rsid="001a76b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f19e" officeooo:paragraph-rsid="001de983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de983" officeooo:paragraph-rsid="001de98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49f00" officeooo:paragraph-rsid="00149f0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5855c" officeooo:paragraph-rsid="0015855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7a5cd" officeooo:paragraph-rsid="0027a5c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0f91c" officeooo:paragraph-rsid="0010f91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0f91c" officeooo:paragraph-rsid="0010f91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4a3c2" officeooo:paragraph-rsid="0014a3c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67582" officeooo:paragraph-rsid="0016758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255a82" officeooo:paragraph-rsid="00255a8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49f00" officeooo:paragraph-rsid="00149f0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5855c" officeooo:paragraph-rsid="0015855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1de983" officeooo:paragraph-rsid="001de983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1de983" officeooo:paragraph-rsid="00220156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189cae" officeooo:paragraph-rsid="00189cae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normal" officeooo:rsid="001cf19e" officeooo:paragraph-rsid="001cf19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de983" officeooo:paragraph-rsid="00220156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135c9e" officeooo:paragraph-rsid="00135c9e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185240" officeooo:paragraph-rsid="00185240" style:font-weight-asian="normal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fo:font-weight="normal" officeooo:rsid="0023b8df" officeooo:paragraph-rsid="0023b8df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49f00" officeooo:paragraph-rsid="00149f00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a3c2" officeooo:paragraph-rsid="0014a3c2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855c" officeooo:paragraph-rsid="0015855c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c36b" officeooo:paragraph-rsid="0015c36b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67582" officeooo:paragraph-rsid="00167582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7df1a" officeooo:paragraph-rsid="0017df1a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85240" officeooo:paragraph-rsid="00185240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89cae" officeooo:paragraph-rsid="00189cae" style:font-style-asian="normal" style:font-weight-asian="normal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cf19e" officeooo:paragraph-rsid="001cf19e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0f88c" officeooo:paragraph-rsid="0020f88c" style:font-style-asian="normal" style:font-weight-asian="normal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20156" officeooo:paragraph-rsid="00220156" style:font-style-asian="normal" style:font-weight-asian="normal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3b8df" officeooo:paragraph-rsid="0023b8df" style:font-style-asian="normal" style:font-weight-asian="normal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3b8df" officeooo:paragraph-rsid="0023b8df" style:font-style-asian="normal" style:font-weight-asian="normal" style:font-style-complex="normal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3b8df" officeooo:paragraph-rsid="0023b8df" style:font-style-asian="normal" style:font-weight-asian="normal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55a82" officeooo:paragraph-rsid="00255a82" style:font-style-asian="normal" style:font-weight-asian="normal" style:font-style-complex="normal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55a82" officeooo:paragraph-rsid="00255a82" style:font-style-asian="normal" style:font-weight-asian="normal" style:font-style-complex="normal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834ba" officeooo:paragraph-rsid="002834ba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font-style="normal" fo:font-weight="bold" officeooo:rsid="00167582" officeooo:paragraph-rsid="00167582" style:font-style-asian="normal" style:font-weight-asian="bold" style:font-style-complex="normal" style:font-weight-complex="bold"/>
    </style:style>
    <style:style style:name="P42" style:family="paragraph" style:parent-style-name="Standard" style:list-style-name="L12">
      <style:paragraph-properties fo:text-align="start" style:justify-single-word="false"/>
      <style:text-properties fo:font-size="12pt" fo:font-style="normal" fo:font-weight="bold" officeooo:rsid="00255a82" officeooo:paragraph-rsid="00255a82" style:font-style-asian="normal" style:font-weight-asian="bold" style:font-style-complex="normal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style="italic" fo:font-weight="bold" officeooo:rsid="0014a3c2" officeooo:paragraph-rsid="0014a3c2" style:font-style-asian="italic" style:font-weight-asian="bold" style:font-style-complex="italic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style="italic" fo:font-weight="bold" officeooo:rsid="0015855c" officeooo:paragraph-rsid="0015855c" style:font-style-asian="italic" style:font-weight-asian="bold" style:font-style-complex="italic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4a3c2" officeooo:paragraph-rsid="0014a3c2" style:font-style-asian="italic" style:font-weight-asian="normal" style:font-style-complex="italic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5c36b" officeooo:paragraph-rsid="0015c36b" style:font-style-asian="italic" style:font-weight-asian="normal" style:font-style-complex="italic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89cae" officeooo:paragraph-rsid="00189cae" style:font-style-asian="italic" style:font-weight-asian="normal" style:font-style-complex="italic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font-size="12pt" fo:font-style="italic" fo:font-weight="normal" officeooo:rsid="0023b8df" officeooo:paragraph-rsid="0023b8df" style:font-style-asian="italic" style:font-weight-asian="normal" style:font-style-complex="italic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2pt" fo:font-style="italic" fo:font-weight="normal" officeooo:rsid="00255a82" officeooo:paragraph-rsid="00255a82" style:font-style-asian="italic" style:font-weight-asian="normal" style:font-style-complex="italic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officeooo:paragraph-rsid="00167582"/>
    </style:style>
    <style:style style:name="P51" style:family="paragraph" style:parent-style-name="Standard" style:list-style-name="L12">
      <style:paragraph-properties fo:text-align="start" style:justify-single-word="false"/>
      <style:text-properties officeooo:paragraph-rsid="0023b8df"/>
    </style:style>
    <style:style style:name="P52" style:family="paragraph" style:parent-style-name="Standard" style:list-style-name="L7">
      <style:paragraph-properties fo:text-align="start" style:justify-single-word="false"/>
      <style:text-properties fo:font-weight="normal" officeooo:rsid="0020f88c" officeooo:paragraph-rsid="0020f88c" style:font-weight-asian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font-weight="normal" officeooo:rsid="0023b8df" officeooo:paragraph-rsid="0023b8df" style:font-weight-asian="normal" style:font-weight-complex="normal"/>
    </style:style>
    <style:style style:name="T1" style:family="text">
      <style:text-properties officeooo:rsid="00149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9f00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9f0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/>
    </style:style>
    <style:style style:name="T12" style:family="text">
      <style:text-properties fo:font-size="12pt" fo:font-style="italic" fo:font-weight="bold" officeooo:rsid="00167582" style:font-style-asian="italic" style:font-weight-asian="bold" style:font-style-complex="italic" style:font-weight-complex="bold"/>
    </style:style>
    <style:style style:name="T13" style:family="text">
      <style:text-properties fo:font-size="12pt" fo:font-style="italic" style:font-style-asian="italic" style:font-style-complex="italic"/>
    </style:style>
    <style:style style:name="T14" style:family="text">
      <style:text-properties fo:font-size="12pt" fo:font-style="italic" fo:font-weight="normal" officeooo:rsid="0023b8df" style:font-style-asian="italic" style:font-weight-asian="normal" style:font-style-complex="italic" style:font-weight-complex="normal"/>
    </style:style>
    <style:style style:name="T15" style:family="text">
      <style:text-properties fo:font-size="12pt" fo:font-style="italic" fo:font-weight="normal" officeooo:rsid="002cdccf" style:font-style-asian="italic" style:font-weight-asian="normal" style:font-style-complex="italic" style:font-weight-complex="normal"/>
    </style:style>
    <style:style style:name="T16" style:family="text">
      <style:text-properties fo:font-size="12pt" fo:font-style="normal" fo:font-weight="normal" officeooo:rsid="00167582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3b8df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2pt" fo:font-style="normal" fo:font-weight="bold" officeooo:rsid="00167582" style:font-style-asian="normal" style:font-weight-asian="bold" style:font-style-complex="normal" style:font-weight-complex="bold"/>
    </style:style>
    <style:style style:name="T20" style:family="text">
      <style:text-properties fo:font-size="12pt" fo:font-style="normal" fo:font-weight="bold" officeooo:rsid="00220156" style:font-style-asian="normal" style:font-weight-asian="bold" style:font-style-complex="normal" style:font-weight-complex="bold"/>
    </style:style>
    <style:style style:name="T21" style:family="text">
      <style:text-properties fo:font-size="12pt" fo:font-style="normal" style:font-style-asian="normal" style:font-style-complex="normal"/>
    </style:style>
    <style:style style:name="T22" style:family="text">
      <style:text-properties fo:font-size="12pt" fo:font-style="normal" officeooo:rsid="001de983" style:font-style-asian="normal" style:font-style-complex="normal"/>
    </style:style>
    <style:style style:name="T23" style:family="text">
      <style:text-properties officeooo:rsid="00189cae"/>
    </style:style>
    <style:style style:name="T24" style:family="text">
      <style:text-properties officeooo:rsid="002983b1"/>
    </style:style>
    <style:style style:name="T25" style:family="text">
      <style:text-properties officeooo:rsid="002cd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by Blocks</text:p>
      <text:p text:style-name="P10"/>
      <text:p text:style-name="P1">Blocks</text:p>
      <text:list xml:id="list110295195" text:style-name="L1">
        <text:list-item>
          <text:p text:style-name="P21">A block can be declared as a single-line or multi-line block. In Ruby, the convention is to wrap the blo<text:span text:style-name="T1">ck with <text:s/>{} for single-line blocks or </text:span><text:span text:style-name="T3">do...end</text:span><text:span text:style-name="T6"> for multi-line blocks. Parameters can be passed to a block by defining them inside pipes.</text:span></text:p>
        </text:list-item>
        <text:list-item>
          <text:p text:style-name="P24">Blocks can be passed into methods as well as storing blocks in variables.</text:p>
        </text:list-item>
      </text:list>
      <text:p text:style-name="P14"/>
      <text:p text:style-name="P6">Yield</text:p>
      <text:list xml:id="list2535645550" text:style-name="L2">
        <text:list-item>
          <text:p text:style-name="P43">yield<text:span text:style-name="T7"> is a keyword that can called inside a method to relinquish execution to the accompanying block. </text:span></text:p>
          <text:list>
            <text:list-item>
              <text:p text:style-name="P43"><text:span text:style-name="T7">A use case of </text:span>yield<text:span text:style-name="T7"> would be to differ printing method to terminal based on user input. A user may want to </text:span><text:span text:style-name="T9">puts</text:span><text:span text:style-name="T7"> something while </text:span><text:span text:style-name="T9">p</text:span><text:span text:style-name="T7"> something else.</text:span></text:p>
            </text:list-item>
          </text:list>
        </text:list-item>
        <text:list-item>
          <text:p text:style-name="P43"><text:span text:style-name="T7">The syntax for </text:span>yield<text:span text:style-name="T7"> is:</text:span></text:p>
          <text:list>
            <text:list-header>
              <text:p text:style-name="P45">def method_name</text:p>
              <text:list>
                <text:list-header>
                  <text:p text:style-name="P45">yield</text:p>
                </text:list-header>
              </text:list>
              <text:p text:style-name="P45">end</text:p>
              <text:p text:style-name="P45"/>
              <text:p text:style-name="P45">method_name { puts 'hello' } | logger do p[1, 2, 3] end</text:p>
            </text:list-header>
          </text:list>
        </text:list-item>
        <text:list-item>
          <text:p text:style-name="P43">yields <text:span text:style-name="T7">allows you to call within the method n-times which will run the method n-times by placing multiple </text:span>yields<text:span text:style-name="T7">.</text:span></text:p>
        </text:list-item>
        <text:list-item>
          <text:p text:style-name="P25">The blocks that is yielded can accept arguments and will be passed to the block. If <text:span text:style-name="T4">yield</text:span> is called more than once, <text:span text:style-name="T4">yield</text:span> can accept differing arguments.</text:p>
        </text:list-item>
        <text:list-item>
          <text:p text:style-name="P25">Combining <text:span text:style-name="T4">yield</text:span> with <text:span text:style-name="T4">#each</text:span> allows you to iterate through a list while having differing blocks depending on who is calling it.</text:p>
        </text:list-item>
      </text:list>
      <text:p text:style-name="P11"/>
      <text:list xml:id="list173814679363860" text:continue-numbering="true" text:style-name="L2">
        <text:list-item>
          <text:p text:style-name="P43">yield<text:span text:style-name="T7"> returns the last executed value from the block. This means that you can have general actions encapsulating smaller actions.</text:span></text:p>
          <text:list>
            <text:list-item>
              <text:p text:style-name="P44"><text:span text:style-name="T7">If no value is passed and one is expected, the argument is assigned </text:span>nil<text:span text:style-name="T7">.</text:span></text:p>
            </text:list-item>
            <text:list-item>
              <text:p text:style-name="P26">It is possible to pass more arguments than available in the block, which causes the extra arguments to not be assigned to anything.</text:p>
            </text:list-item>
          </text:list>
        </text:list-item>
      </text:list>
      <text:p text:style-name="P15"/>
      <text:p text:style-name="P7">Guard Clauses</text:p>
      <text:list xml:id="list1683563840" text:style-name="L3">
        <text:list-item>
          <text:p text:style-name="P27">A guard clause is a premature return that prevents the rest of your code from executing if deemed unneccesary based on the conditional expression.</text:p>
          <text:list>
            <text:list-item>
              <text:p text:style-name="P27">Use for if-statements that do nothing if it is false.</text:p>
            </text:list-item>
            <text:list-item>
              <text:p text:style-name="P46"><text:span text:style-name="T5">ex. </text:span>return unless variable == 'some word'</text:p>
            </text:list-item>
          </text:list>
        </text:list-item>
        <text:list-item>
          <text:p text:style-name="P28">Guard clauses can be thought of as gate-keepers. If conditions are met, continue code. Else, return.</text:p>
        </text:list-item>
      </text:list>
      <text:p text:style-name="P12"/>
      <text:p text:style-name="P2">Block Control</text:p>
      <text:list xml:id="list729909297" text:style-name="L4">
        <text:list-item>
          <text:p text:style-name="P41"><text:span text:style-name="T9">Using </text:span><text:span text:style-name="T2">yield</text:span><text:span text:style-name="T9"> requires the caller to include a block. If a block is not included, a LocalJumpError is <text:s/>produced.</text:span></text:p>
        </text:list-item>
        <text:list-item>
          <text:p text:style-name="P41"><text:span text:style-name="T9">To check whether a block is given, the method </text:span><text:span text:style-name="T2">#block_given?</text:span><text:span text:style-name="T9"> can be used in a conditional check to see if a block was provided. This provides flow control within the method depending whether if a block was provided.</text:span></text:p>
        </text:list-item>
        <text:list-item>
          <text:p text:style-name="P41"><text:soft-page-break/><text:span text:style-name="T9">This behavior can be seen in methods such as </text:span><text:span text:style-name="T2">#count</text:span><text:span text:style-name="T9"> where it behaves differently depending if it is called with/without a block.</text:span></text:p>
          <text:list>
            <text:list-item>
              <text:p text:style-name="P50"><text:span text:style-name="T16">When </text:span><text:span text:style-name="T12">#count</text:span><text:span text:style-name="T16"> is called w/o an argument, it returns the size of the invoker.</text:span></text:p>
            </text:list-item>
            <text:list-item>
              <text:p text:style-name="P50"><text:span text:style-name="T16">When </text:span><text:span text:style-name="T12">#count</text:span><text:span text:style-name="T16"> is called w/ an argument, it counts how many times an argument appears in the object it was called on.</text:span></text:p>
            </text:list-item>
            <text:list-item>
              <text:p text:style-name="P50"><text:span text:style-name="T16">When </text:span><text:span text:style-name="T12">#count</text:span><text:span text:style-name="T16"> is called w/ a </text:span><text:span text:style-name="T19">block</text:span><text:span text:style-name="T16">, it counts how many times the block provides a </text:span><text:span text:style-name="T19">truthy</text:span><text:span text:style-name="T16"> response.</text:span></text:p>
            </text:list-item>
          </text:list>
        </text:list-item>
      </text:list>
      <text:p text:style-name="P12"/>
      <text:p text:style-name="P2">Lambdas</text:p>
      <text:list xml:id="list1577654638" text:style-name="L5">
        <text:list-item>
          <text:p text:style-name="P29">A lambda is a way to write a block and save it to a variable. This can be used when calling different methods but passes the same block to the methods.</text:p>
        </text:list-item>
        <text:list-item>
          <text:p text:style-name="P30">There are two ways to create a lambda:</text:p>
          <text:list>
            <text:list-item>
              <text:p text:style-name="P22"><text:span text:style-name="T5">1. Use the keyword, </text:span><text:span text:style-name="T4">lambda</text:span><text:span text:style-name="T8"> | </text:span><text:span text:style-name="T2">lambda { "inside the lambda" }</text:span></text:p>
              <text:list>
                <text:list-item>
                  <text:p text:style-name="P31">To pass arguments to a keyword <text:span text:style-name="T4">lambda</text:span>, use pipes | | inside the block</text:p>
                </text:list-item>
              </text:list>
            </text:list-item>
            <text:list-item>
              <text:p text:style-name="P30">2. Declare a <text:span text:style-name="T4">lambda</text:span> using the 'stabby lambda' syntax,<text:span text:style-name="T23"> -&gt; { }</text:span></text:p>
              <text:list>
                <text:list-item>
                  <text:p text:style-name="P31">To pass arguments to 'stabby lambda', use parentheses ( ) to name parameters.</text:p>
                </text:list-item>
                <text:list-item>
                  <text:p text:style-name="P30">This is the more common notation used</text:p>
                  <text:p text:style-name="P30"/>
                </text:list-item>
              </text:list>
            </text:list-item>
          </text:list>
        </text:list-item>
        <text:list-item>
          <text:p text:style-name="P31">Examples of lambda creation:</text:p>
          <text:list>
            <text:list-header>
              <text:p text:style-name="P31">my_lambda = lambda {|var| puts "my lambda" }</text:p>
              <text:p text:style-name="P31">my_other_lambda = -&gt; (var) { puts "hello" }</text:p>
              <text:p text:style-name="P31"/>
            </text:list-header>
          </text:list>
        </text:list-item>
        <text:list-item>
          <text:p text:style-name="P31">To call a lambda, use the <text:span text:style-name="T4">#call</text:span> method. (<text:span text:style-name="T10">Preferred</text:span>)</text:p>
          <text:list>
            <text:list-item>
              <text:p text:style-name="P31">ex. <text:span text:style-name="T2">my_lambda.call | # =&gt; my lambda</text:span></text:p>
            </text:list-item>
          </text:list>
        </text:list-item>
        <text:list-item>
          <text:p text:style-name="P31">Other ways to call <text:span text:style-name="T4">lambda</text:span> are: </text:p>
          <text:list>
            <text:list-item>
              <text:p text:style-name="P47"><text:s/>my_lambda.call("me") | my_lambda.("me") | my_lambda["me"] | my_lambda.=== "me"</text:p>
            </text:list-item>
          </text:list>
        </text:list-item>
      </text:list>
      <text:p text:style-name="P18"/>
      <text:p text:style-name="P3">Procs</text:p>
      <text:list xml:id="list4064371315" text:style-name="L6">
        <text:list-item>
          <text:p text:style-name="P32">A proc is an object that you can use to store bloc<text:span text:style-name="T25">k</text:span>s and pass them around like variables. This is similar to a lambda because lambda is a type of proc object with some distinct behaviors.</text:p>
        </text:list-item>
        <text:list-item>
          <text:p text:style-name="P32">A new proc can be declared like any object in Ruby using <text:span text:style-name="T2">new </text:span>and arguments are declared inside pipes.</text:p>
          <text:list>
            <text:list-item>
              <text:p text:style-name="P32">ex. <text:span text:style-name="T2">my_proc = Proc.new { |args1, args2| puts args1, args2 }</text:span></text:p>
            </text:list-item>
          </text:list>
        </text:list-item>
      </text:list>
      <text:p text:style-name="P19"/>
      <text:p text:style-name="P4">Procs vs Lambdas</text:p>
      <text:p text:style-name="P5"><text:tab/><text:span text:style-name="T11">Differences</text:span></text:p>
      <text:p text:style-name="P16"><text:tab/><text:tab/>Arguments</text:p>
      <text:list xml:id="list2179662087" text:style-name="L7">
        <text:list-item>
          <text:p text:style-name="P52"><text:span text:style-name="T22">A</text:span><text:span text:style-name="T21"> proc will assign </text:span><text:span text:style-name="T18">nil</text:span><text:span text:style-name="T21"> to any missing arguments or leave out excess arguments than specified.</text:span></text:p>
        </text:list-item>
        <text:list-item>
          <text:p text:style-name="P33">A lambda will honor the number of parameters expected and will raise an error if arguments are not equal.</text:p>
        </text:list-item>
      </text:list>
      <text:p text:style-name="P16"><text:tab/><text:tab/>Returning</text:p>
      <text:list xml:id="list2600696841" text:style-name="L8">
        <text:list-item>
          <text:p text:style-name="P34">A proc will return to the context from where it was called. For example, returning a proc inside a method will return from the method before any of the code below will be executed.</text:p>
        </text:list-item>
        <text:list-item>
          <text:p text:style-name="P34">A lambda with an explicit return will return back to the caller.</text:p>
        </text:list-item>
      </text:list>
      <text:p text:style-name="P17"><text:tab/></text:p>
      <text:p text:style-name="P17"/>
      <text:p text:style-name="P20"><text:soft-page-break/><text:span text:style-name="T20"><text:tab/></text:span><text:span text:style-name="T18">Similarities</text:span></text:p>
      <text:p text:style-name="P16"><text:tab/><text:tab/>Default Arguments</text:p>
      <text:list xml:id="list2122477923" text:style-name="L9">
        <text:list-item>
          <text:p text:style-name="P35">They both support default arguments.</text:p>
          <text:list>
            <text:list-item>
              <text:p text:style-name="P53"><text:span text:style-name="T21">ex. </text:span><text:span text:style-name="T13">|name='bobby'|</text:span></text:p>
            </text:list-item>
          </text:list>
        </text:list-item>
      </text:list>
      <text:p text:style-name="P16"><text:tab/><text:tab/>Method Parameters</text:p>
      <text:list xml:id="list4049403818" text:style-name="L10">
        <text:list-item>
          <text:p text:style-name="P36">They both can be used as arguments to a method.</text:p>
        </text:list-item>
      </text:list>
      <text:p text:style-name="P16"/>
      <text:p text:style-name="P5">Capturing blocks</text:p>
      <text:list xml:id="list3254015443" text:style-name="L11">
        <text:list-item>
          <text:p text:style-name="P38">Capturing a reference to a block and using it somewhere else.</text:p>
        </text:list-item>
      </text:list>
      <text:list xml:id="list252620961" text:style-name="L12">
        <text:list-item>
          <text:p text:style-name="P23"><text:span text:style-name="T5">Capturing a block can be done with a special argument using </text:span><text:span text:style-name="T8">&amp; </text:span><text:span text:style-name="T5">in a method definition.</text:span></text:p>
          <text:list>
            <text:list-header>
              <text:p text:style-name="P51"><text:span text:style-name="T17">ex. </text:span><text:span text:style-name="T14">def my_method(&amp;my_block) | </text:span><text:span text:style-name="T15">my_block</text:span><text:span text:style-name="T14">.call | end</text:span></text:p>
              <text:list>
                <text:list-header>
                  <text:p text:style-name="P48"><text:span text:style-name="T25">my_method(cool_method) | </text:span>cool_method { puts 'cool' }</text:p>
                </text:list-header>
              </text:list>
            </text:list-header>
          </text:list>
        </text:list-item>
        <text:list-item>
          <text:p text:style-name="P37">The block-capturing <text:span text:style-name="T10">&amp;</text:span> parameter should always go last if there are any other parameters.</text:p>
        </text:list-item>
      </text:list>
      <text:p text:style-name="P13"/>
      <text:list xml:id="list173814369929633" text:continue-numbering="true" text:style-name="L12">
        <text:list-item>
          <text:p text:style-name="P39">A block with <text:span text:style-name="T10">&amp;</text:span> is an <text:span text:style-name="T2">explicit block</text:span>. When a block is not named, it is an <text:span text:style-name="T2">implicit block.</text:span></text:p>
          <text:list>
            <text:list-item>
              <text:p text:style-name="P39">Blocks with &amp; can use <text:span text:style-name="T4">yield</text:span> rather than <text:span text:style-name="T4">#call</text:span> to yield to the block, but <text:span text:style-name="T10">not</text:span> recommended.</text:p>
            </text:list-item>
          </text:list>
        </text:list-item>
        <text:list-item>
          <text:p text:style-name="P39">When the capturing syntax <text:span text:style-name="T10">&amp; </text:span>is used on a block, Ruby calls <text:span text:style-name="T4">#to_proc</text:span> on whatever is assigned to that variable, creating a new Proc object.</text:p>
        </text:list-item>
      </text:list>
      <text:p text:style-name="P13"/>
      <text:list xml:id="list173814713408721" text:continue-numbering="true" text:style-name="L12">
        <text:list-item>
          <text:p text:style-name="P39">This behavior can be seen in code such as:</text:p>
          <text:list>
            <text:list-header>
              <text:p text:style-name="P49">arr = [1, 2, 3]</text:p>
              <text:p text:style-name="P49">arr.map(&amp;:to_i) #=&gt; [1, 2, 3]</text:p>
            </text:list-header>
            <text:list-item>
              <text:p text:style-name="P39">Here, <text:span text:style-name="T2">#map </text:span>yields each value in the array to the proc object, which calls <text:span text:style-name="T2">#to_i</text:span> on it.</text:p>
            </text:list-item>
          </text:list>
        </text:list-item>
      </text:list>
      <text:p text:style-name="P13"/>
      <text:list xml:id="list173813334081661" text:continue-numbering="true" text:style-name="L12">
        <text:list-item>
          <text:p text:style-name="P42">&amp;<text:span text:style-name="T9"> if appended to a proc object, will convert it to a block, and pass the block to the method being called.</text:span></text:p>
          <text:list>
            <text:list-item>
              <text:p text:style-name="P39">Passing a proc_object to a method counts as an argument, but passing a &amp;proc_object does not (passes a block).</text:p>
            </text:list-item>
          </text:list>
        </text:list-item>
      </text:list>
      <text:p text:style-name="P13"/>
      <text:p text:style-name="P8">The Binding Class</text:p>
      <text:list xml:id="list835445239" text:style-name="L13">
        <text:list-item>
          <text:p text:style-name="P40">Creating a <text:span text:style-name="T4">Binding</text:span> object via <text:span text:style-name="T4">binding</text:span> creates an 'anchor point' in the code.</text:p>
          <text:list>
            <text:list-item>
              <text:p text:style-name="P40">Every variable, method &amp; class defined at this poin tiwll be available later via this object, even in a completely different scope.</text:p>
            </text:list-item>
          </text:list>
        </text:list-item>
        <text:list-item>
          <text:p text:style-name="P40">Executing something under the context of a <text:span text:style-name="T4">bind</text:span> object is the same as if the code was in the same place where the <text:span text:style-name="T4">binding</text:span> was defined.<text:span text:style-name="T24">w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6" meta:word-count="1095" meta:character-count="5798" meta:non-whitespace-character-count="4838"/>
  </office:meta>
</office:document-meta>
</file>